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ackground-color="#999999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3"/>
        <table:table-column table:style-name="co3" table:default-cell-style-name="ce13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11" office:value-type="string" calcext:value-type="string">
            <text:p>Proxy Resolution Calculato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2" office:value-type="string" calcext:value-type="string">
            <text:p>Target aspect</text:p>
          </table:table-cell>
          <table:table-cell table:style-name="ce14" office:value-type="float" office:value="2.35" calcext:value-type="float">
            <text:p>2.3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1" office:value-type="string" calcext:value-type="string">
            <text:p>Width</text:p>
          </table:table-cell>
          <table:table-cell table:style-name="ce15" office:value-type="string" calcext:value-type="string">
            <text:p>Height</text:p>
          </table:table-cell>
          <table:table-cell table:style-name="ce15" office:value-type="string" calcext:value-type="string">
            <text:p>Remainder (lower is better)</text:p>
          </table:table-cell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table:formula="of:=[.D11]/[.$E$8]" office:value-type="float" office:value="382.978723404255" calcext:value-type="float">
            <text:p>382.98</text:p>
          </table:table-cell>
          <table:table-cell table:formula="of:=MOD([.E11];1)" office:value-type="float" office:value="0.978723404255277" calcext:value-type="float">
            <text:p>0.98</text:p>
          </table:table-cell>
        </table:table-row>
        <table:table-row table:style-name="ro1">
          <table:table-cell table:number-columns-repeated="3"/>
          <table:table-cell table:formula="of:=[.D11]+2" office:value-type="float" office:value="902" calcext:value-type="float">
            <text:p>902</text:p>
          </table:table-cell>
          <table:table-cell table:formula="of:=[.D12]/[.$E$8]" office:value-type="float" office:value="383.829787234043" calcext:value-type="float">
            <text:p>383.83</text:p>
          </table:table-cell>
          <table:table-cell table:formula="of:=MOD([.E12];1)" office:value-type="float" office:value="0.829787234042556" calcext:value-type="float">
            <text:p>0.83</text:p>
          </table:table-cell>
        </table:table-row>
        <table:table-row table:style-name="ro1">
          <table:table-cell table:number-columns-repeated="3"/>
          <table:table-cell table:formula="of:=[.D12]+2" office:value-type="float" office:value="904" calcext:value-type="float">
            <text:p>904</text:p>
          </table:table-cell>
          <table:table-cell table:formula="of:=[.D13]/[.$E$8]" office:value-type="float" office:value="384.68085106383" calcext:value-type="float">
            <text:p>384.68</text:p>
          </table:table-cell>
          <table:table-cell table:formula="of:=MOD([.E13];1)" office:value-type="float" office:value="0.680851063829778" calcext:value-type="float">
            <text:p>0.68</text:p>
          </table:table-cell>
        </table:table-row>
        <table:table-row table:style-name="ro1">
          <table:table-cell table:number-columns-repeated="3"/>
          <table:table-cell table:formula="of:=[.D13]+2" office:value-type="float" office:value="906" calcext:value-type="float">
            <text:p>906</text:p>
          </table:table-cell>
          <table:table-cell table:formula="of:=[.D14]/[.$E$8]" office:value-type="float" office:value="385.531914893617" calcext:value-type="float">
            <text:p>385.53</text:p>
          </table:table-cell>
          <table:table-cell table:formula="of:=MOD([.E14];1)" office:value-type="float" office:value="0.531914893617" calcext:value-type="float">
            <text:p>0.53</text:p>
          </table:table-cell>
        </table:table-row>
        <table:table-row table:style-name="ro1">
          <table:table-cell table:number-columns-repeated="3"/>
          <table:table-cell table:formula="of:=[.D14]+2" office:value-type="float" office:value="908" calcext:value-type="float">
            <text:p>908</text:p>
          </table:table-cell>
          <table:table-cell table:formula="of:=[.D15]/[.$E$8]" office:value-type="float" office:value="386.382978723404" calcext:value-type="float">
            <text:p>386.38</text:p>
          </table:table-cell>
          <table:table-cell table:formula="of:=MOD([.E15];1)" office:value-type="float" office:value="0.382978723404221" calcext:value-type="float">
            <text:p>0.38</text:p>
          </table:table-cell>
        </table:table-row>
        <table:table-row table:style-name="ro1">
          <table:table-cell table:number-columns-repeated="3"/>
          <table:table-cell table:formula="of:=[.D15]+2" office:value-type="float" office:value="910" calcext:value-type="float">
            <text:p>910</text:p>
          </table:table-cell>
          <table:table-cell table:formula="of:=[.D16]/[.$E$8]" office:value-type="float" office:value="387.234042553192" calcext:value-type="float">
            <text:p>387.23</text:p>
          </table:table-cell>
          <table:table-cell table:formula="of:=MOD([.E16];1)" office:value-type="float" office:value="0.2340425531915" calcext:value-type="float">
            <text:p>0.23</text:p>
          </table:table-cell>
        </table:table-row>
        <table:table-row table:style-name="ro1">
          <table:table-cell table:number-columns-repeated="3"/>
          <table:table-cell table:formula="of:=[.D16]+2" office:value-type="float" office:value="912" calcext:value-type="float">
            <text:p>912</text:p>
          </table:table-cell>
          <table:table-cell table:formula="of:=[.D17]/[.$E$8]" office:value-type="float" office:value="388.085106382979" calcext:value-type="float">
            <text:p>388.09</text:p>
          </table:table-cell>
          <table:table-cell table:formula="of:=MOD([.E17];1)" office:value-type="float" office:value="0.0851063829787222" calcext:value-type="float">
            <text:p>0.09</text:p>
          </table:table-cell>
        </table:table-row>
        <table:table-row table:style-name="ro1">
          <table:table-cell table:number-columns-repeated="3"/>
          <table:table-cell table:formula="of:=[.D17]+2" office:value-type="float" office:value="914" calcext:value-type="float">
            <text:p>914</text:p>
          </table:table-cell>
          <table:table-cell table:formula="of:=[.D18]/[.$E$8]" office:value-type="float" office:value="388.936170212766" calcext:value-type="float">
            <text:p>388.94</text:p>
          </table:table-cell>
          <table:table-cell table:formula="of:=MOD([.E18];1)" office:value-type="float" office:value="0.936170212765944" calcext:value-type="float">
            <text:p>0.94</text:p>
          </table:table-cell>
        </table:table-row>
        <table:table-row table:style-name="ro1">
          <table:table-cell table:number-columns-repeated="3"/>
          <table:table-cell table:formula="of:=[.D18]+2" office:value-type="float" office:value="916" calcext:value-type="float">
            <text:p>916</text:p>
          </table:table-cell>
          <table:table-cell table:formula="of:=[.D19]/[.$E$8]" office:value-type="float" office:value="389.787234042553" calcext:value-type="float">
            <text:p>389.79</text:p>
          </table:table-cell>
          <table:table-cell table:formula="of:=MOD([.E19];1)" office:value-type="float" office:value="0.787234042553166" calcext:value-type="float">
            <text:p>0.79</text:p>
          </table:table-cell>
        </table:table-row>
        <table:table-row table:style-name="ro1">
          <table:table-cell table:number-columns-repeated="3"/>
          <table:table-cell table:formula="of:=[.D19]+2" office:value-type="float" office:value="918" calcext:value-type="float">
            <text:p>918</text:p>
          </table:table-cell>
          <table:table-cell table:formula="of:=[.D20]/[.$E$8]" office:value-type="float" office:value="390.63829787234" calcext:value-type="float">
            <text:p>390.64</text:p>
          </table:table-cell>
          <table:table-cell table:formula="of:=MOD([.E20];1)" office:value-type="float" office:value="0.638297872340388" calcext:value-type="float">
            <text:p>0.64</text:p>
          </table:table-cell>
        </table:table-row>
        <table:table-row table:style-name="ro1">
          <table:table-cell table:number-columns-repeated="3"/>
          <table:table-cell table:formula="of:=[.D20]+2" office:value-type="float" office:value="920" calcext:value-type="float">
            <text:p>920</text:p>
          </table:table-cell>
          <table:table-cell table:formula="of:=[.D21]/[.$E$8]" office:value-type="float" office:value="391.489361702128" calcext:value-type="float">
            <text:p>391.49</text:p>
          </table:table-cell>
          <table:table-cell table:formula="of:=MOD([.E21];1)" office:value-type="float" office:value="0.489361702127667" calcext:value-type="float">
            <text:p>0.49</text:p>
          </table:table-cell>
        </table:table-row>
        <table:table-row table:style-name="ro1">
          <table:table-cell table:number-columns-repeated="3"/>
          <table:table-cell table:formula="of:=[.D21]+2" office:value-type="float" office:value="922" calcext:value-type="float">
            <text:p>922</text:p>
          </table:table-cell>
          <table:table-cell table:formula="of:=[.D22]/[.$E$8]" office:value-type="float" office:value="392.340425531915" calcext:value-type="float">
            <text:p>392.34</text:p>
          </table:table-cell>
          <table:table-cell table:formula="of:=MOD([.E22];1)" office:value-type="float" office:value="0.340425531914889" calcext:value-type="float">
            <text:p>0.34</text:p>
          </table:table-cell>
        </table:table-row>
        <table:table-row table:style-name="ro1">
          <table:table-cell table:number-columns-repeated="3"/>
          <table:table-cell table:formula="of:=[.D22]+2" office:value-type="float" office:value="924" calcext:value-type="float">
            <text:p>924</text:p>
          </table:table-cell>
          <table:table-cell table:formula="of:=[.D23]/[.$E$8]" office:value-type="float" office:value="393.191489361702" calcext:value-type="float">
            <text:p>393.19</text:p>
          </table:table-cell>
          <table:table-cell table:formula="of:=MOD([.E23];1)" office:value-type="float" office:value="0.191489361702111" calcext:value-type="float">
            <text:p>0.19</text:p>
          </table:table-cell>
        </table:table-row>
        <table:table-row table:style-name="ro1">
          <table:table-cell table:number-columns-repeated="3"/>
          <table:table-cell table:formula="of:=[.D23]+2" office:value-type="float" office:value="926" calcext:value-type="float">
            <text:p>926</text:p>
          </table:table-cell>
          <table:table-cell table:formula="of:=[.D24]/[.$E$8]" office:value-type="float" office:value="394.042553191489" calcext:value-type="float">
            <text:p>394.04</text:p>
          </table:table-cell>
          <table:table-cell table:formula="of:=MOD([.E24];1)" office:value-type="float" office:value="0.0425531914893327" calcext:value-type="float">
            <text:p>0.04</text:p>
          </table:table-cell>
        </table:table-row>
        <table:table-row table:style-name="ro1">
          <table:table-cell table:number-columns-repeated="3"/>
          <table:table-cell table:formula="of:=[.D24]+2" office:value-type="float" office:value="928" calcext:value-type="float">
            <text:p>928</text:p>
          </table:table-cell>
          <table:table-cell table:formula="of:=[.D25]/[.$E$8]" office:value-type="float" office:value="394.893617021277" calcext:value-type="float">
            <text:p>394.89</text:p>
          </table:table-cell>
          <table:table-cell table:formula="of:=MOD([.E25];1)" office:value-type="float" office:value="0.893617021276555" calcext:value-type="float">
            <text:p>0.89</text:p>
          </table:table-cell>
        </table:table-row>
        <table:table-row table:style-name="ro1">
          <table:table-cell table:number-columns-repeated="3"/>
          <table:table-cell table:formula="of:=[.D25]+2" office:value-type="float" office:value="930" calcext:value-type="float">
            <text:p>930</text:p>
          </table:table-cell>
          <table:table-cell table:formula="of:=[.D26]/[.$E$8]" office:value-type="float" office:value="395.744680851064" calcext:value-type="float">
            <text:p>395.74</text:p>
          </table:table-cell>
          <table:table-cell table:formula="of:=MOD([.E26];1)" office:value-type="float" office:value="0.744680851063833" calcext:value-type="float">
            <text:p>0.74</text:p>
          </table:table-cell>
        </table:table-row>
        <table:table-row table:style-name="ro1">
          <table:table-cell table:number-columns-repeated="3"/>
          <table:table-cell table:formula="of:=[.D26]+2" office:value-type="float" office:value="932" calcext:value-type="float">
            <text:p>932</text:p>
          </table:table-cell>
          <table:table-cell table:formula="of:=[.D27]/[.$E$8]" office:value-type="float" office:value="396.595744680851" calcext:value-type="float">
            <text:p>396.60</text:p>
          </table:table-cell>
          <table:table-cell table:formula="of:=MOD([.E27];1)" office:value-type="float" office:value="0.595744680851055" calcext:value-type="float">
            <text:p>0.60</text:p>
          </table:table-cell>
        </table:table-row>
        <table:table-row table:style-name="ro1">
          <table:table-cell table:number-columns-repeated="3"/>
          <table:table-cell table:formula="of:=[.D27]+2" office:value-type="float" office:value="934" calcext:value-type="float">
            <text:p>934</text:p>
          </table:table-cell>
          <table:table-cell table:formula="of:=[.D28]/[.$E$8]" office:value-type="float" office:value="397.446808510638" calcext:value-type="float">
            <text:p>397.45</text:p>
          </table:table-cell>
          <table:table-cell table:formula="of:=MOD([.E28];1)" office:value-type="float" office:value="0.446808510638277" calcext:value-type="float">
            <text:p>0.45</text:p>
          </table:table-cell>
        </table:table-row>
        <table:table-row table:style-name="ro1">
          <table:table-cell table:number-columns-repeated="3"/>
          <table:table-cell table:formula="of:=[.D28]+2" office:value-type="float" office:value="936" calcext:value-type="float">
            <text:p>936</text:p>
          </table:table-cell>
          <table:table-cell table:formula="of:=[.D29]/[.$E$8]" office:value-type="float" office:value="398.297872340426" calcext:value-type="float">
            <text:p>398.30</text:p>
          </table:table-cell>
          <table:table-cell table:formula="of:=MOD([.E29];1)" office:value-type="float" office:value="0.297872340425499" calcext:value-type="float">
            <text:p>0.30</text:p>
          </table:table-cell>
        </table:table-row>
        <table:table-row table:style-name="ro1">
          <table:table-cell table:number-columns-repeated="3"/>
          <table:table-cell table:formula="of:=[.D29]+2" office:value-type="float" office:value="938" calcext:value-type="float">
            <text:p>938</text:p>
          </table:table-cell>
          <table:table-cell table:formula="of:=[.D30]/[.$E$8]" office:value-type="float" office:value="399.148936170213" calcext:value-type="float">
            <text:p>399.15</text:p>
          </table:table-cell>
          <table:table-cell table:formula="of:=MOD([.E30];1)" office:value-type="float" office:value="0.148936170212778" calcext:value-type="float">
            <text:p>0.15</text:p>
          </table:table-cell>
        </table:table-row>
        <table:table-row table:style-name="ro1">
          <table:table-cell table:number-columns-repeated="3"/>
          <table:table-cell table:formula="of:=[.D30]+2" office:value-type="float" office:value="940" calcext:value-type="float">
            <text:p>940</text:p>
          </table:table-cell>
          <table:table-cell table:formula="of:=[.D31]/[.$E$8]" office:value-type="float" office:value="400" calcext:value-type="float">
            <text:p>400.00</text:p>
          </table:table-cell>
          <table:table-cell table:formula="of:=MOD([.E31];1)" office:value-type="float" office:value="0" calcext:value-type="float">
            <text:p>0.00</text:p>
          </table:table-cell>
        </table:table-row>
        <table:table-row table:style-name="ro1">
          <table:table-cell table:number-columns-repeated="3"/>
          <table:table-cell table:formula="of:=[.D31]+2" office:value-type="float" office:value="942" calcext:value-type="float">
            <text:p>942</text:p>
          </table:table-cell>
          <table:table-cell table:formula="of:=[.D32]/[.$E$8]" office:value-type="float" office:value="400.851063829787" calcext:value-type="float">
            <text:p>400.85</text:p>
          </table:table-cell>
          <table:table-cell table:formula="of:=MOD([.E32];1)" office:value-type="float" office:value="0.851063829787222" calcext:value-type="float">
            <text:p>0.85</text:p>
          </table:table-cell>
        </table:table-row>
        <table:table-row table:style-name="ro1">
          <table:table-cell table:number-columns-repeated="3"/>
          <table:table-cell table:formula="of:=[.D32]+2" office:value-type="float" office:value="944" calcext:value-type="float">
            <text:p>944</text:p>
          </table:table-cell>
          <table:table-cell table:formula="of:=[.D33]/[.$E$8]" office:value-type="float" office:value="401.702127659574" calcext:value-type="float">
            <text:p>401.70</text:p>
          </table:table-cell>
          <table:table-cell table:formula="of:=MOD([.E33];1)" office:value-type="float" office:value="0.702127659574444" calcext:value-type="float">
            <text:p>0.70</text:p>
          </table:table-cell>
        </table:table-row>
        <table:table-row table:style-name="ro1">
          <table:table-cell table:number-columns-repeated="3"/>
          <table:table-cell table:formula="of:=[.D33]+2" office:value-type="float" office:value="946" calcext:value-type="float">
            <text:p>946</text:p>
          </table:table-cell>
          <table:table-cell table:formula="of:=[.D34]/[.$E$8]" office:value-type="float" office:value="402.553191489362" calcext:value-type="float">
            <text:p>402.55</text:p>
          </table:table-cell>
          <table:table-cell table:formula="of:=MOD([.E34];1)" office:value-type="float" office:value="0.553191489361666" calcext:value-type="float">
            <text:p>0.55</text:p>
          </table:table-cell>
        </table:table-row>
        <table:table-row table:style-name="ro1">
          <table:table-cell table:number-columns-repeated="3"/>
          <table:table-cell table:formula="of:=[.D34]+2" office:value-type="float" office:value="948" calcext:value-type="float">
            <text:p>948</text:p>
          </table:table-cell>
          <table:table-cell table:formula="of:=[.D35]/[.$E$8]" office:value-type="float" office:value="403.404255319149" calcext:value-type="float">
            <text:p>403.40</text:p>
          </table:table-cell>
          <table:table-cell table:formula="of:=MOD([.E35];1)" office:value-type="float" office:value="0.404255319148945" calcext:value-type="float">
            <text:p>0.40</text:p>
          </table:table-cell>
        </table:table-row>
        <table:table-row table:style-name="ro1">
          <table:table-cell table:number-columns-repeated="3"/>
          <table:table-cell table:formula="of:=[.D35]+2" office:value-type="float" office:value="950" calcext:value-type="float">
            <text:p>950</text:p>
          </table:table-cell>
          <table:table-cell table:formula="of:=[.D36]/[.$E$8]" office:value-type="float" office:value="404.255319148936" calcext:value-type="float">
            <text:p>404.26</text:p>
          </table:table-cell>
          <table:table-cell table:formula="of:=MOD([.E36];1)" office:value-type="float" office:value="0.255319148936167" calcext:value-type="float">
            <text:p>0.26</text:p>
          </table:table-cell>
        </table:table-row>
        <table:table-row table:style-name="ro1">
          <table:table-cell table:number-columns-repeated="3"/>
          <table:table-cell table:formula="of:=[.D36]+2" office:value-type="float" office:value="952" calcext:value-type="float">
            <text:p>952</text:p>
          </table:table-cell>
          <table:table-cell table:formula="of:=[.D37]/[.$E$8]" office:value-type="float" office:value="405.106382978723" calcext:value-type="float">
            <text:p>405.11</text:p>
          </table:table-cell>
          <table:table-cell table:formula="of:=MOD([.E37];1)" office:value-type="float" office:value="0.106382978723389" calcext:value-type="float">
            <text:p>0.11</text:p>
          </table:table-cell>
        </table:table-row>
        <table:table-row table:style-name="ro1">
          <table:table-cell table:number-columns-repeated="3"/>
          <table:table-cell table:formula="of:=[.D37]+2" office:value-type="float" office:value="954" calcext:value-type="float">
            <text:p>954</text:p>
          </table:table-cell>
          <table:table-cell table:formula="of:=[.D38]/[.$E$8]" office:value-type="float" office:value="405.957446808511" calcext:value-type="float">
            <text:p>405.96</text:p>
          </table:table-cell>
          <table:table-cell table:formula="of:=MOD([.E38];1)" office:value-type="float" office:value="0.957446808510611" calcext:value-type="float">
            <text:p>0.96</text:p>
          </table:table-cell>
        </table:table-row>
        <table:table-row table:style-name="ro1">
          <table:table-cell table:number-columns-repeated="3"/>
          <table:table-cell table:formula="of:=[.D38]+2" office:value-type="float" office:value="956" calcext:value-type="float">
            <text:p>956</text:p>
          </table:table-cell>
          <table:table-cell table:formula="of:=[.D39]/[.$E$8]" office:value-type="float" office:value="406.808510638298" calcext:value-type="float">
            <text:p>406.81</text:p>
          </table:table-cell>
          <table:table-cell table:formula="of:=MOD([.E39];1)" office:value-type="float" office:value="0.808510638297832" calcext:value-type="float">
            <text:p>0.81</text:p>
          </table:table-cell>
        </table:table-row>
        <table:table-row table:style-name="ro1">
          <table:table-cell table:number-columns-repeated="3"/>
          <table:table-cell table:formula="of:=[.D39]+2" office:value-type="float" office:value="958" calcext:value-type="float">
            <text:p>958</text:p>
          </table:table-cell>
          <table:table-cell table:formula="of:=[.D40]/[.$E$8]" office:value-type="float" office:value="407.659574468085" calcext:value-type="float">
            <text:p>407.66</text:p>
          </table:table-cell>
          <table:table-cell table:formula="of:=MOD([.E40];1)" office:value-type="float" office:value="0.659574468085111" calcext:value-type="float">
            <text:p>0.66</text:p>
          </table:table-cell>
        </table:table-row>
        <table:table-row table:style-name="ro1">
          <table:table-cell table:number-columns-repeated="3"/>
          <table:table-cell table:formula="of:=[.D40]+2" office:value-type="float" office:value="960" calcext:value-type="float">
            <text:p>960</text:p>
          </table:table-cell>
          <table:table-cell table:formula="of:=[.D41]/[.$E$8]" office:value-type="float" office:value="408.510638297872" calcext:value-type="float">
            <text:p>408.51</text:p>
          </table:table-cell>
          <table:table-cell table:formula="of:=MOD([.E41];1)" office:value-type="float" office:value="0.510638297872333" calcext:value-type="float">
            <text:p>0.51</text:p>
          </table:table-cell>
        </table:table-row>
        <table:table-row table:style-name="ro1">
          <table:table-cell table:number-columns-repeated="3"/>
          <table:table-cell table:formula="of:=[.D41]+2" office:value-type="float" office:value="962" calcext:value-type="float">
            <text:p>962</text:p>
          </table:table-cell>
          <table:table-cell table:formula="of:=[.D42]/[.$E$8]" office:value-type="float" office:value="409.36170212766" calcext:value-type="float">
            <text:p>409.36</text:p>
          </table:table-cell>
          <table:table-cell table:formula="of:=MOD([.E42];1)" office:value-type="float" office:value="0.361702127659555" calcext:value-type="float">
            <text:p>0.36</text:p>
          </table:table-cell>
        </table:table-row>
        <table:table-row table:style-name="ro1">
          <table:table-cell table:number-columns-repeated="3"/>
          <table:table-cell table:formula="of:=[.D42]+2" office:value-type="float" office:value="964" calcext:value-type="float">
            <text:p>964</text:p>
          </table:table-cell>
          <table:table-cell table:formula="of:=[.D43]/[.$E$8]" office:value-type="float" office:value="410.212765957447" calcext:value-type="float">
            <text:p>410.21</text:p>
          </table:table-cell>
          <table:table-cell table:formula="of:=MOD([.E43];1)" office:value-type="float" office:value="0.212765957446777" calcext:value-type="float">
            <text:p>0.21</text:p>
          </table:table-cell>
        </table:table-row>
        <table:table-row table:style-name="ro1">
          <table:table-cell table:number-columns-repeated="3"/>
          <table:table-cell table:formula="of:=[.D43]+2" office:value-type="float" office:value="966" calcext:value-type="float">
            <text:p>966</text:p>
          </table:table-cell>
          <table:table-cell table:formula="of:=[.D44]/[.$E$8]" office:value-type="float" office:value="411.063829787234" calcext:value-type="float">
            <text:p>411.06</text:p>
          </table:table-cell>
          <table:table-cell table:formula="of:=MOD([.E44];1)" office:value-type="float" office:value="0.063829787233999" calcext:value-type="float">
            <text:p>0.06</text:p>
          </table:table-cell>
        </table:table-row>
        <table:table-row table:style-name="ro1">
          <table:table-cell table:number-columns-repeated="3"/>
          <table:table-cell table:formula="of:=[.D44]+2" office:value-type="float" office:value="968" calcext:value-type="float">
            <text:p>968</text:p>
          </table:table-cell>
          <table:table-cell table:formula="of:=[.D45]/[.$E$8]" office:value-type="float" office:value="411.914893617021" calcext:value-type="float">
            <text:p>411.91</text:p>
          </table:table-cell>
          <table:table-cell table:formula="of:=MOD([.E45];1)" office:value-type="float" office:value="0.914893617021278" calcext:value-type="float">
            <text:p>0.91</text:p>
          </table:table-cell>
        </table:table-row>
        <table:table-row table:style-name="ro1">
          <table:table-cell table:number-columns-repeated="3"/>
          <table:table-cell table:formula="of:=[.D45]+2" office:value-type="float" office:value="970" calcext:value-type="float">
            <text:p>970</text:p>
          </table:table-cell>
          <table:table-cell table:formula="of:=[.D46]/[.$E$8]" office:value-type="float" office:value="412.765957446809" calcext:value-type="float">
            <text:p>412.77</text:p>
          </table:table-cell>
          <table:table-cell table:formula="of:=MOD([.E46];1)" office:value-type="float" office:value="0.7659574468085" calcext:value-type="float">
            <text:p>0.77</text:p>
          </table:table-cell>
        </table:table-row>
        <table:table-row table:style-name="ro1">
          <table:table-cell table:number-columns-repeated="3"/>
          <table:table-cell table:formula="of:=[.D46]+2" office:value-type="float" office:value="972" calcext:value-type="float">
            <text:p>972</text:p>
          </table:table-cell>
          <table:table-cell table:formula="of:=[.D47]/[.$E$8]" office:value-type="float" office:value="413.617021276596" calcext:value-type="float">
            <text:p>413.62</text:p>
          </table:table-cell>
          <table:table-cell table:formula="of:=MOD([.E47];1)" office:value-type="float" office:value="0.617021276595722" calcext:value-type="float">
            <text:p>0.62</text:p>
          </table:table-cell>
        </table:table-row>
        <table:table-row table:style-name="ro1">
          <table:table-cell table:number-columns-repeated="3"/>
          <table:table-cell table:formula="of:=[.D47]+2" office:value-type="float" office:value="974" calcext:value-type="float">
            <text:p>974</text:p>
          </table:table-cell>
          <table:table-cell table:formula="of:=[.D48]/[.$E$8]" office:value-type="float" office:value="414.468085106383" calcext:value-type="float">
            <text:p>414.47</text:p>
          </table:table-cell>
          <table:table-cell table:formula="of:=MOD([.E48];1)" office:value-type="float" office:value="0.468085106382944" calcext:value-type="float">
            <text:p>0.47</text:p>
          </table:table-cell>
        </table:table-row>
        <table:table-row table:style-name="ro1">
          <table:table-cell table:number-columns-repeated="3"/>
          <table:table-cell table:formula="of:=[.D48]+2" office:value-type="float" office:value="976" calcext:value-type="float">
            <text:p>976</text:p>
          </table:table-cell>
          <table:table-cell table:formula="of:=[.D49]/[.$E$8]" office:value-type="float" office:value="415.31914893617" calcext:value-type="float">
            <text:p>415.32</text:p>
          </table:table-cell>
          <table:table-cell table:formula="of:=MOD([.E49];1)" office:value-type="float" office:value="0.319148936170222" calcext:value-type="float">
            <text:p>0.32</text:p>
          </table:table-cell>
        </table:table-row>
        <table:table-row table:style-name="ro1">
          <table:table-cell table:number-columns-repeated="3"/>
          <table:table-cell table:formula="of:=[.D49]+2" office:value-type="float" office:value="978" calcext:value-type="float">
            <text:p>978</text:p>
          </table:table-cell>
          <table:table-cell table:formula="of:=[.D50]/[.$E$8]" office:value-type="float" office:value="416.170212765957" calcext:value-type="float">
            <text:p>416.17</text:p>
          </table:table-cell>
          <table:table-cell table:formula="of:=MOD([.E50];1)" office:value-type="float" office:value="0.170212765957444" calcext:value-type="float">
            <text:p>0.17</text:p>
          </table:table-cell>
        </table:table-row>
        <table:table-row table:style-name="ro1">
          <table:table-cell table:number-columns-repeated="3"/>
          <table:table-cell table:formula="of:=[.D50]+2" office:value-type="float" office:value="980" calcext:value-type="float">
            <text:p>980</text:p>
          </table:table-cell>
          <table:table-cell table:formula="of:=[.D51]/[.$E$8]" office:value-type="float" office:value="417.021276595745" calcext:value-type="float">
            <text:p>417.02</text:p>
          </table:table-cell>
          <table:table-cell table:formula="of:=MOD([.E51];1)" office:value-type="float" office:value="0.0212765957446663" calcext:value-type="float">
            <text:p>0.02</text:p>
          </table:table-cell>
        </table:table-row>
        <table:table-row table:style-name="ro1">
          <table:table-cell table:number-columns-repeated="3"/>
          <table:table-cell table:formula="of:=[.D51]+2" office:value-type="float" office:value="982" calcext:value-type="float">
            <text:p>982</text:p>
          </table:table-cell>
          <table:table-cell table:formula="of:=[.D52]/[.$E$8]" office:value-type="float" office:value="417.872340425532" calcext:value-type="float">
            <text:p>417.87</text:p>
          </table:table-cell>
          <table:table-cell table:formula="of:=MOD([.E52];1)" office:value-type="float" office:value="0.872340425531888" calcext:value-type="float">
            <text:p>0.87</text:p>
          </table:table-cell>
        </table:table-row>
        <table:table-row table:style-name="ro1">
          <table:table-cell table:number-columns-repeated="3"/>
          <table:table-cell table:formula="of:=[.D52]+2" office:value-type="float" office:value="984" calcext:value-type="float">
            <text:p>984</text:p>
          </table:table-cell>
          <table:table-cell table:formula="of:=[.D53]/[.$E$8]" office:value-type="float" office:value="418.723404255319" calcext:value-type="float">
            <text:p>418.72</text:p>
          </table:table-cell>
          <table:table-cell table:formula="of:=MOD([.E53];1)" office:value-type="float" office:value="0.72340425531911" calcext:value-type="float">
            <text:p>0.72</text:p>
          </table:table-cell>
        </table:table-row>
        <table:table-row table:style-name="ro1">
          <table:table-cell table:number-columns-repeated="3"/>
          <table:table-cell table:formula="of:=[.D53]+2" office:value-type="float" office:value="986" calcext:value-type="float">
            <text:p>986</text:p>
          </table:table-cell>
          <table:table-cell table:formula="of:=[.D54]/[.$E$8]" office:value-type="float" office:value="419.574468085106" calcext:value-type="float">
            <text:p>419.57</text:p>
          </table:table-cell>
          <table:table-cell table:formula="of:=MOD([.E54];1)" office:value-type="float" office:value="0.574468085106389" calcext:value-type="float">
            <text:p>0.57</text:p>
          </table:table-cell>
        </table:table-row>
        <table:table-row table:style-name="ro1">
          <table:table-cell table:number-columns-repeated="3"/>
          <table:table-cell table:formula="of:=[.D54]+2" office:value-type="float" office:value="988" calcext:value-type="float">
            <text:p>988</text:p>
          </table:table-cell>
          <table:table-cell table:formula="of:=[.D55]/[.$E$8]" office:value-type="float" office:value="420.425531914894" calcext:value-type="float">
            <text:p>420.43</text:p>
          </table:table-cell>
          <table:table-cell table:formula="of:=MOD([.E55];1)" office:value-type="float" office:value="0.425531914893611" calcext:value-type="float">
            <text:p>0.43</text:p>
          </table:table-cell>
        </table:table-row>
        <table:table-row table:style-name="ro1">
          <table:table-cell table:number-columns-repeated="3"/>
          <table:table-cell table:formula="of:=[.D55]+2" office:value-type="float" office:value="990" calcext:value-type="float">
            <text:p>990</text:p>
          </table:table-cell>
          <table:table-cell table:formula="of:=[.D56]/[.$E$8]" office:value-type="float" office:value="421.276595744681" calcext:value-type="float">
            <text:p>421.28</text:p>
          </table:table-cell>
          <table:table-cell table:formula="of:=MOD([.E56];1)" office:value-type="float" office:value="0.276595744680833" calcext:value-type="float">
            <text:p>0.28</text:p>
          </table:table-cell>
        </table:table-row>
        <table:table-row table:style-name="ro1">
          <table:table-cell table:number-columns-repeated="3"/>
          <table:table-cell table:formula="of:=[.D56]+2" office:value-type="float" office:value="992" calcext:value-type="float">
            <text:p>992</text:p>
          </table:table-cell>
          <table:table-cell table:formula="of:=[.D57]/[.$E$8]" office:value-type="float" office:value="422.127659574468" calcext:value-type="float">
            <text:p>422.13</text:p>
          </table:table-cell>
          <table:table-cell table:formula="of:=MOD([.E57];1)" office:value-type="float" office:value="0.127659574468055" calcext:value-type="float">
            <text:p>0.13</text:p>
          </table:table-cell>
        </table:table-row>
        <table:table-row table:style-name="ro1">
          <table:table-cell table:number-columns-repeated="3"/>
          <table:table-cell table:formula="of:=[.D57]+2" office:value-type="float" office:value="994" calcext:value-type="float">
            <text:p>994</text:p>
          </table:table-cell>
          <table:table-cell table:formula="of:=[.D58]/[.$E$8]" office:value-type="float" office:value="422.978723404255" calcext:value-type="float">
            <text:p>422.98</text:p>
          </table:table-cell>
          <table:table-cell table:formula="of:=MOD([.E58];1)" office:value-type="float" office:value="0.978723404255277" calcext:value-type="float">
            <text:p>0.98</text:p>
          </table:table-cell>
        </table:table-row>
        <table:table-row table:style-name="ro1">
          <table:table-cell table:number-columns-repeated="3"/>
          <table:table-cell table:formula="of:=[.D58]+2" office:value-type="float" office:value="996" calcext:value-type="float">
            <text:p>996</text:p>
          </table:table-cell>
          <table:table-cell table:formula="of:=[.D59]/[.$E$8]" office:value-type="float" office:value="423.829787234043" calcext:value-type="float">
            <text:p>423.83</text:p>
          </table:table-cell>
          <table:table-cell table:formula="of:=MOD([.E59];1)" office:value-type="float" office:value="0.829787234042556" calcext:value-type="float">
            <text:p>0.83</text:p>
          </table:table-cell>
        </table:table-row>
        <table:table-row table:style-name="ro1">
          <table:table-cell table:number-columns-repeated="3"/>
          <table:table-cell table:formula="of:=[.D59]+2" office:value-type="float" office:value="998" calcext:value-type="float">
            <text:p>998</text:p>
          </table:table-cell>
          <table:table-cell table:formula="of:=[.D60]/[.$E$8]" office:value-type="float" office:value="424.68085106383" calcext:value-type="float">
            <text:p>424.68</text:p>
          </table:table-cell>
          <table:table-cell table:formula="of:=MOD([.E60];1)" office:value-type="float" office:value="0.680851063829778" calcext:value-type="float">
            <text:p>0.68</text:p>
          </table:table-cell>
        </table:table-row>
        <table:table-row table:style-name="ro1">
          <table:table-cell table:number-columns-repeated="3"/>
          <table:table-cell table:formula="of:=[.D60]+2" office:value-type="float" office:value="1000" calcext:value-type="float">
            <text:p>1000</text:p>
          </table:table-cell>
          <table:table-cell table:formula="of:=[.D61]/[.$E$8]" office:value-type="float" office:value="425.531914893617" calcext:value-type="float">
            <text:p>425.53</text:p>
          </table:table-cell>
          <table:table-cell table:formula="of:=MOD([.E61];1)" office:value-type="float" office:value="0.531914893617" calcext:value-type="float">
            <text:p>0.53</text:p>
          </table:table-cell>
        </table:table-row>
        <table:table-row table:style-name="ro1">
          <table:table-cell table:number-columns-repeated="3"/>
          <table:table-cell table:formula="of:=[.D61]+2" office:value-type="float" office:value="1002" calcext:value-type="float">
            <text:p>1002</text:p>
          </table:table-cell>
          <table:table-cell table:formula="of:=[.D62]/[.$E$8]" office:value-type="float" office:value="426.382978723404" calcext:value-type="float">
            <text:p>426.38</text:p>
          </table:table-cell>
          <table:table-cell table:formula="of:=MOD([.E62];1)" office:value-type="float" office:value="0.382978723404221" calcext:value-type="float">
            <text:p>0.38</text:p>
          </table:table-cell>
        </table:table-row>
        <table:table-row table:style-name="ro1">
          <table:table-cell table:number-columns-repeated="3"/>
          <table:table-cell table:formula="of:=[.D62]+2" office:value-type="float" office:value="1004" calcext:value-type="float">
            <text:p>1004</text:p>
          </table:table-cell>
          <table:table-cell table:formula="of:=[.D63]/[.$E$8]" office:value-type="float" office:value="427.234042553192" calcext:value-type="float">
            <text:p>427.23</text:p>
          </table:table-cell>
          <table:table-cell table:formula="of:=MOD([.E63];1)" office:value-type="float" office:value="0.2340425531915" calcext:value-type="float">
            <text:p>0.23</text:p>
          </table:table-cell>
        </table:table-row>
        <table:table-row table:style-name="ro1">
          <table:table-cell table:number-columns-repeated="3"/>
          <table:table-cell table:formula="of:=[.D63]+2" office:value-type="float" office:value="1006" calcext:value-type="float">
            <text:p>1006</text:p>
          </table:table-cell>
          <table:table-cell table:formula="of:=[.D64]/[.$E$8]" office:value-type="float" office:value="428.085106382979" calcext:value-type="float">
            <text:p>428.09</text:p>
          </table:table-cell>
          <table:table-cell table:formula="of:=MOD([.E64];1)" office:value-type="float" office:value="0.0851063829787222" calcext:value-type="float">
            <text:p>0.09</text:p>
          </table:table-cell>
        </table:table-row>
        <table:table-row table:style-name="ro1">
          <table:table-cell table:number-columns-repeated="3"/>
          <table:table-cell table:formula="of:=[.D64]+2" office:value-type="float" office:value="1008" calcext:value-type="float">
            <text:p>1008</text:p>
          </table:table-cell>
          <table:table-cell table:formula="of:=[.D65]/[.$E$8]" office:value-type="float" office:value="428.936170212766" calcext:value-type="float">
            <text:p>428.94</text:p>
          </table:table-cell>
          <table:table-cell table:formula="of:=MOD([.E65];1)" office:value-type="float" office:value="0.936170212765944" calcext:value-type="float">
            <text:p>0.94</text:p>
          </table:table-cell>
        </table:table-row>
        <table:table-row table:style-name="ro1">
          <table:table-cell table:number-columns-repeated="3"/>
          <table:table-cell table:formula="of:=[.D65]+2" office:value-type="float" office:value="1010" calcext:value-type="float">
            <text:p>1010</text:p>
          </table:table-cell>
          <table:table-cell table:formula="of:=[.D66]/[.$E$8]" office:value-type="float" office:value="429.787234042553" calcext:value-type="float">
            <text:p>429.79</text:p>
          </table:table-cell>
          <table:table-cell table:formula="of:=MOD([.E66];1)" office:value-type="float" office:value="0.787234042553166" calcext:value-type="float">
            <text:p>0.79</text:p>
          </table:table-cell>
        </table:table-row>
        <table:table-row table:style-name="ro1">
          <table:table-cell table:number-columns-repeated="3"/>
          <table:table-cell table:formula="of:=[.D66]+2" office:value-type="float" office:value="1012" calcext:value-type="float">
            <text:p>1012</text:p>
          </table:table-cell>
          <table:table-cell table:formula="of:=[.D67]/[.$E$8]" office:value-type="float" office:value="430.63829787234" calcext:value-type="float">
            <text:p>430.64</text:p>
          </table:table-cell>
          <table:table-cell table:formula="of:=MOD([.E67];1)" office:value-type="float" office:value="0.638297872340388" calcext:value-type="float">
            <text:p>0.64</text:p>
          </table:table-cell>
        </table:table-row>
        <table:table-row table:style-name="ro1">
          <table:table-cell table:number-columns-repeated="3"/>
          <table:table-cell table:formula="of:=[.D67]+2" office:value-type="float" office:value="1014" calcext:value-type="float">
            <text:p>1014</text:p>
          </table:table-cell>
          <table:table-cell table:formula="of:=[.D68]/[.$E$8]" office:value-type="float" office:value="431.489361702128" calcext:value-type="float">
            <text:p>431.49</text:p>
          </table:table-cell>
          <table:table-cell table:formula="of:=MOD([.E68];1)" office:value-type="float" office:value="0.489361702127667" calcext:value-type="float">
            <text:p>0.49</text:p>
          </table:table-cell>
        </table:table-row>
        <table:table-row table:style-name="ro1">
          <table:table-cell table:number-columns-repeated="3"/>
          <table:table-cell table:formula="of:=[.D68]+2" office:value-type="float" office:value="1016" calcext:value-type="float">
            <text:p>1016</text:p>
          </table:table-cell>
          <table:table-cell table:formula="of:=[.D69]/[.$E$8]" office:value-type="float" office:value="432.340425531915" calcext:value-type="float">
            <text:p>432.34</text:p>
          </table:table-cell>
          <table:table-cell table:formula="of:=MOD([.E69];1)" office:value-type="float" office:value="0.340425531914889" calcext:value-type="float">
            <text:p>0.34</text:p>
          </table:table-cell>
        </table:table-row>
        <table:table-row table:style-name="ro1">
          <table:table-cell table:number-columns-repeated="3"/>
          <table:table-cell table:formula="of:=[.D69]+2" office:value-type="float" office:value="1018" calcext:value-type="float">
            <text:p>1018</text:p>
          </table:table-cell>
          <table:table-cell table:formula="of:=[.D70]/[.$E$8]" office:value-type="float" office:value="433.191489361702" calcext:value-type="float">
            <text:p>433.19</text:p>
          </table:table-cell>
          <table:table-cell table:formula="of:=MOD([.E70];1)" office:value-type="float" office:value="0.191489361702111" calcext:value-type="float">
            <text:p>0.19</text:p>
          </table:table-cell>
        </table:table-row>
        <table:table-row table:style-name="ro1">
          <table:table-cell table:number-columns-repeated="3"/>
          <table:table-cell table:formula="of:=[.D70]+2" office:value-type="float" office:value="1020" calcext:value-type="float">
            <text:p>1020</text:p>
          </table:table-cell>
          <table:table-cell table:formula="of:=[.D71]/[.$E$8]" office:value-type="float" office:value="434.042553191489" calcext:value-type="float">
            <text:p>434.04</text:p>
          </table:table-cell>
          <table:table-cell table:formula="of:=MOD([.E71];1)" office:value-type="float" office:value="0.0425531914893327" calcext:value-type="float">
            <text:p>0.04</text:p>
          </table:table-cell>
        </table:table-row>
        <table:table-row table:style-name="ro1">
          <table:table-cell table:number-columns-repeated="3"/>
          <table:table-cell table:formula="of:=[.D71]+2" office:value-type="float" office:value="1022" calcext:value-type="float">
            <text:p>1022</text:p>
          </table:table-cell>
          <table:table-cell table:formula="of:=[.D72]/[.$E$8]" office:value-type="float" office:value="434.893617021277" calcext:value-type="float">
            <text:p>434.89</text:p>
          </table:table-cell>
          <table:table-cell table:formula="of:=MOD([.E72];1)" office:value-type="float" office:value="0.893617021276555" calcext:value-type="float">
            <text:p>0.89</text:p>
          </table:table-cell>
        </table:table-row>
        <table:table-row table:style-name="ro1">
          <table:table-cell table:number-columns-repeated="3"/>
          <table:table-cell table:formula="of:=[.D72]+2" office:value-type="float" office:value="1024" calcext:value-type="float">
            <text:p>1024</text:p>
          </table:table-cell>
          <table:table-cell table:formula="of:=[.D73]/[.$E$8]" office:value-type="float" office:value="435.744680851064" calcext:value-type="float">
            <text:p>435.74</text:p>
          </table:table-cell>
          <table:table-cell table:formula="of:=MOD([.E73];1)" office:value-type="float" office:value="0.744680851063833" calcext:value-type="float">
            <text:p>0.74</text:p>
          </table:table-cell>
        </table:table-row>
        <table:table-row table:style-name="ro1">
          <table:table-cell table:number-columns-repeated="3"/>
          <table:table-cell table:formula="of:=[.D73]+2" office:value-type="float" office:value="1026" calcext:value-type="float">
            <text:p>1026</text:p>
          </table:table-cell>
          <table:table-cell table:formula="of:=[.D74]/[.$E$8]" office:value-type="float" office:value="436.595744680851" calcext:value-type="float">
            <text:p>436.60</text:p>
          </table:table-cell>
          <table:table-cell table:formula="of:=MOD([.E74];1)" office:value-type="float" office:value="0.595744680851055" calcext:value-type="float">
            <text:p>0.60</text:p>
          </table:table-cell>
        </table:table-row>
        <table:table-row table:style-name="ro1">
          <table:table-cell table:number-columns-repeated="3"/>
          <table:table-cell table:formula="of:=[.D74]+2" office:value-type="float" office:value="1028" calcext:value-type="float">
            <text:p>1028</text:p>
          </table:table-cell>
          <table:table-cell table:formula="of:=[.D75]/[.$E$8]" office:value-type="float" office:value="437.446808510638" calcext:value-type="float">
            <text:p>437.45</text:p>
          </table:table-cell>
          <table:table-cell table:formula="of:=MOD([.E75];1)" office:value-type="float" office:value="0.446808510638277" calcext:value-type="float">
            <text:p>0.45</text:p>
          </table:table-cell>
        </table:table-row>
        <table:table-row table:style-name="ro1">
          <table:table-cell table:number-columns-repeated="3"/>
          <table:table-cell table:formula="of:=[.D75]+2" office:value-type="float" office:value="1030" calcext:value-type="float">
            <text:p>1030</text:p>
          </table:table-cell>
          <table:table-cell table:formula="of:=[.D76]/[.$E$8]" office:value-type="float" office:value="438.297872340426" calcext:value-type="float">
            <text:p>438.30</text:p>
          </table:table-cell>
          <table:table-cell table:formula="of:=MOD([.E76];1)" office:value-type="float" office:value="0.297872340425499" calcext:value-type="float">
            <text:p>0.30</text:p>
          </table:table-cell>
        </table:table-row>
        <table:table-row table:style-name="ro1">
          <table:table-cell table:number-columns-repeated="3"/>
          <table:table-cell table:formula="of:=[.D76]+2" office:value-type="float" office:value="1032" calcext:value-type="float">
            <text:p>1032</text:p>
          </table:table-cell>
          <table:table-cell table:formula="of:=[.D77]/[.$E$8]" office:value-type="float" office:value="439.148936170213" calcext:value-type="float">
            <text:p>439.15</text:p>
          </table:table-cell>
          <table:table-cell table:formula="of:=MOD([.E77];1)" office:value-type="float" office:value="0.148936170212721" calcext:value-type="float">
            <text:p>0.15</text:p>
          </table:table-cell>
        </table:table-row>
        <table:table-row table:style-name="ro1">
          <table:table-cell table:number-columns-repeated="3"/>
          <table:table-cell table:formula="of:=[.D77]+2" office:value-type="float" office:value="1034" calcext:value-type="float">
            <text:p>1034</text:p>
          </table:table-cell>
          <table:table-cell table:formula="of:=[.D78]/[.$E$8]" office:value-type="float" office:value="440" calcext:value-type="float">
            <text:p>440.00</text:p>
          </table:table-cell>
          <table:table-cell table:formula="of:=MOD([.E78];1)" office:value-type="float" office:value="0" calcext:value-type="float">
            <text:p>0.00</text:p>
          </table:table-cell>
        </table:table-row>
        <table:table-row table:style-name="ro1">
          <table:table-cell table:number-columns-repeated="3"/>
          <table:table-cell table:formula="of:=[.D78]+2" office:value-type="float" office:value="1036" calcext:value-type="float">
            <text:p>1036</text:p>
          </table:table-cell>
          <table:table-cell table:formula="of:=[.D79]/[.$E$8]" office:value-type="float" office:value="440.851063829787" calcext:value-type="float">
            <text:p>440.85</text:p>
          </table:table-cell>
          <table:table-cell table:formula="of:=MOD([.E79];1)" office:value-type="float" office:value="0.851063829787222" calcext:value-type="float">
            <text:p>0.85</text:p>
          </table:table-cell>
        </table:table-row>
        <table:table-row table:style-name="ro1">
          <table:table-cell table:number-columns-repeated="3"/>
          <table:table-cell table:formula="of:=[.D79]+2" office:value-type="float" office:value="1038" calcext:value-type="float">
            <text:p>1038</text:p>
          </table:table-cell>
          <table:table-cell table:formula="of:=[.D80]/[.$E$8]" office:value-type="float" office:value="441.702127659574" calcext:value-type="float">
            <text:p>441.70</text:p>
          </table:table-cell>
          <table:table-cell table:formula="of:=MOD([.E80];1)" office:value-type="float" office:value="0.702127659574444" calcext:value-type="float">
            <text:p>0.70</text:p>
          </table:table-cell>
        </table:table-row>
        <table:table-row table:style-name="ro1">
          <table:table-cell table:number-columns-repeated="3"/>
          <table:table-cell table:formula="of:=[.D80]+2" office:value-type="float" office:value="1040" calcext:value-type="float">
            <text:p>1040</text:p>
          </table:table-cell>
          <table:table-cell table:formula="of:=[.D81]/[.$E$8]" office:value-type="float" office:value="442.553191489362" calcext:value-type="float">
            <text:p>442.55</text:p>
          </table:table-cell>
          <table:table-cell table:formula="of:=MOD([.E81];1)" office:value-type="float" office:value="0.553191489361666" calcext:value-type="float">
            <text:p>0.55</text:p>
          </table:table-cell>
        </table:table-row>
        <table:table-row table:style-name="ro1">
          <table:table-cell table:number-columns-repeated="3"/>
          <table:table-cell table:formula="of:=[.D81]+2" office:value-type="float" office:value="1042" calcext:value-type="float">
            <text:p>1042</text:p>
          </table:table-cell>
          <table:table-cell table:formula="of:=[.D82]/[.$E$8]" office:value-type="float" office:value="443.404255319149" calcext:value-type="float">
            <text:p>443.40</text:p>
          </table:table-cell>
          <table:table-cell table:formula="of:=MOD([.E82];1)" office:value-type="float" office:value="0.404255319148945" calcext:value-type="float">
            <text:p>0.40</text:p>
          </table:table-cell>
        </table:table-row>
        <table:table-row table:style-name="ro1">
          <table:table-cell table:number-columns-repeated="3"/>
          <table:table-cell table:formula="of:=[.D82]+2" office:value-type="float" office:value="1044" calcext:value-type="float">
            <text:p>1044</text:p>
          </table:table-cell>
          <table:table-cell table:formula="of:=[.D83]/[.$E$8]" office:value-type="float" office:value="444.255319148936" calcext:value-type="float">
            <text:p>444.26</text:p>
          </table:table-cell>
          <table:table-cell table:formula="of:=MOD([.E83];1)" office:value-type="float" office:value="0.255319148936167" calcext:value-type="float">
            <text:p>0.26</text:p>
          </table:table-cell>
        </table:table-row>
        <table:table-row table:style-name="ro1">
          <table:table-cell table:number-columns-repeated="3"/>
          <table:table-cell table:formula="of:=[.D83]+2" office:value-type="float" office:value="1046" calcext:value-type="float">
            <text:p>1046</text:p>
          </table:table-cell>
          <table:table-cell table:formula="of:=[.D84]/[.$E$8]" office:value-type="float" office:value="445.106382978723" calcext:value-type="float">
            <text:p>445.11</text:p>
          </table:table-cell>
          <table:table-cell table:formula="of:=MOD([.E84];1)" office:value-type="float" office:value="0.106382978723389" calcext:value-type="float">
            <text:p>0.11</text:p>
          </table:table-cell>
        </table:table-row>
        <table:table-row table:style-name="ro1">
          <table:table-cell table:number-columns-repeated="3"/>
          <table:table-cell table:formula="of:=[.D84]+2" office:value-type="float" office:value="1048" calcext:value-type="float">
            <text:p>1048</text:p>
          </table:table-cell>
          <table:table-cell table:formula="of:=[.D85]/[.$E$8]" office:value-type="float" office:value="445.957446808511" calcext:value-type="float">
            <text:p>445.96</text:p>
          </table:table-cell>
          <table:table-cell table:formula="of:=MOD([.E85];1)" office:value-type="float" office:value="0.957446808510611" calcext:value-type="float">
            <text:p>0.96</text:p>
          </table:table-cell>
        </table:table-row>
        <table:table-row table:style-name="ro1">
          <table:table-cell table:number-columns-repeated="3"/>
          <table:table-cell table:formula="of:=[.D85]+2" office:value-type="float" office:value="1050" calcext:value-type="float">
            <text:p>1050</text:p>
          </table:table-cell>
          <table:table-cell table:formula="of:=[.D86]/[.$E$8]" office:value-type="float" office:value="446.808510638298" calcext:value-type="float">
            <text:p>446.81</text:p>
          </table:table-cell>
          <table:table-cell table:formula="of:=MOD([.E86];1)" office:value-type="float" office:value="0.808510638297832" calcext:value-type="float">
            <text:p>0.81</text:p>
          </table:table-cell>
        </table:table-row>
        <table:table-row table:style-name="ro1">
          <table:table-cell table:number-columns-repeated="3"/>
          <table:table-cell table:formula="of:=[.D86]+2" office:value-type="float" office:value="1052" calcext:value-type="float">
            <text:p>1052</text:p>
          </table:table-cell>
          <table:table-cell table:formula="of:=[.D87]/[.$E$8]" office:value-type="float" office:value="447.659574468085" calcext:value-type="float">
            <text:p>447.66</text:p>
          </table:table-cell>
          <table:table-cell table:formula="of:=MOD([.E87];1)" office:value-type="float" office:value="0.659574468085111" calcext:value-type="float">
            <text:p>0.66</text:p>
          </table:table-cell>
        </table:table-row>
        <table:table-row table:style-name="ro1">
          <table:table-cell table:number-columns-repeated="3"/>
          <table:table-cell table:formula="of:=[.D87]+2" office:value-type="float" office:value="1054" calcext:value-type="float">
            <text:p>1054</text:p>
          </table:table-cell>
          <table:table-cell table:formula="of:=[.D88]/[.$E$8]" office:value-type="float" office:value="448.510638297872" calcext:value-type="float">
            <text:p>448.51</text:p>
          </table:table-cell>
          <table:table-cell table:formula="of:=MOD([.E88];1)" office:value-type="float" office:value="0.510638297872333" calcext:value-type="float">
            <text:p>0.51</text:p>
          </table:table-cell>
        </table:table-row>
        <table:table-row table:style-name="ro1">
          <table:table-cell table:number-columns-repeated="3"/>
          <table:table-cell table:formula="of:=[.D88]+2" office:value-type="float" office:value="1056" calcext:value-type="float">
            <text:p>1056</text:p>
          </table:table-cell>
          <table:table-cell table:formula="of:=[.D89]/[.$E$8]" office:value-type="float" office:value="449.36170212766" calcext:value-type="float">
            <text:p>449.36</text:p>
          </table:table-cell>
          <table:table-cell table:formula="of:=MOD([.E89];1)" office:value-type="float" office:value="0.361702127659555" calcext:value-type="float">
            <text:p>0.36</text:p>
          </table:table-cell>
        </table:table-row>
        <table:table-row table:style-name="ro1">
          <table:table-cell table:number-columns-repeated="3"/>
          <table:table-cell table:formula="of:=[.D89]+2" office:value-type="float" office:value="1058" calcext:value-type="float">
            <text:p>1058</text:p>
          </table:table-cell>
          <table:table-cell table:formula="of:=[.D90]/[.$E$8]" office:value-type="float" office:value="450.212765957447" calcext:value-type="float">
            <text:p>450.21</text:p>
          </table:table-cell>
          <table:table-cell table:formula="of:=MOD([.E90];1)" office:value-type="float" office:value="0.212765957446777" calcext:value-type="float">
            <text:p>0.21</text:p>
          </table:table-cell>
        </table:table-row>
        <table:table-row table:style-name="ro1">
          <table:table-cell table:number-columns-repeated="3"/>
          <table:table-cell table:formula="of:=[.D90]+2" office:value-type="float" office:value="1060" calcext:value-type="float">
            <text:p>1060</text:p>
          </table:table-cell>
          <table:table-cell table:formula="of:=[.D91]/[.$E$8]" office:value-type="float" office:value="451.063829787234" calcext:value-type="float">
            <text:p>451.06</text:p>
          </table:table-cell>
          <table:table-cell table:formula="of:=MOD([.E91];1)" office:value-type="float" office:value="0.063829787233999" calcext:value-type="float">
            <text:p>0.06</text:p>
          </table:table-cell>
        </table:table-row>
        <table:table-row table:style-name="ro1">
          <table:table-cell table:number-columns-repeated="3"/>
          <table:table-cell table:formula="of:=[.D91]+2" office:value-type="float" office:value="1062" calcext:value-type="float">
            <text:p>1062</text:p>
          </table:table-cell>
          <table:table-cell table:formula="of:=[.D92]/[.$E$8]" office:value-type="float" office:value="451.914893617021" calcext:value-type="float">
            <text:p>451.91</text:p>
          </table:table-cell>
          <table:table-cell table:formula="of:=MOD([.E92];1)" office:value-type="float" office:value="0.914893617021278" calcext:value-type="float">
            <text:p>0.91</text:p>
          </table:table-cell>
        </table:table-row>
        <table:table-row table:style-name="ro1">
          <table:table-cell table:number-columns-repeated="3"/>
          <table:table-cell table:formula="of:=[.D92]+2" office:value-type="float" office:value="1064" calcext:value-type="float">
            <text:p>1064</text:p>
          </table:table-cell>
          <table:table-cell table:formula="of:=[.D93]/[.$E$8]" office:value-type="float" office:value="452.765957446809" calcext:value-type="float">
            <text:p>452.77</text:p>
          </table:table-cell>
          <table:table-cell table:formula="of:=MOD([.E93];1)" office:value-type="float" office:value="0.7659574468085" calcext:value-type="float">
            <text:p>0.77</text:p>
          </table:table-cell>
        </table:table-row>
        <table:table-row table:style-name="ro1">
          <table:table-cell table:number-columns-repeated="3"/>
          <table:table-cell table:formula="of:=[.D93]+2" office:value-type="float" office:value="1066" calcext:value-type="float">
            <text:p>1066</text:p>
          </table:table-cell>
          <table:table-cell table:formula="of:=[.D94]/[.$E$8]" office:value-type="float" office:value="453.617021276596" calcext:value-type="float">
            <text:p>453.62</text:p>
          </table:table-cell>
          <table:table-cell table:formula="of:=MOD([.E94];1)" office:value-type="float" office:value="0.617021276595722" calcext:value-type="float">
            <text:p>0.62</text:p>
          </table:table-cell>
        </table:table-row>
        <table:table-row table:style-name="ro1">
          <table:table-cell table:number-columns-repeated="3"/>
          <table:table-cell table:formula="of:=[.D94]+2" office:value-type="float" office:value="1068" calcext:value-type="float">
            <text:p>1068</text:p>
          </table:table-cell>
          <table:table-cell table:formula="of:=[.D95]/[.$E$8]" office:value-type="float" office:value="454.468085106383" calcext:value-type="float">
            <text:p>454.47</text:p>
          </table:table-cell>
          <table:table-cell table:formula="of:=MOD([.E95];1)" office:value-type="float" office:value="0.468085106382944" calcext:value-type="float">
            <text:p>0.47</text:p>
          </table:table-cell>
        </table:table-row>
        <table:table-row table:style-name="ro1">
          <table:table-cell table:number-columns-repeated="3"/>
          <table:table-cell table:formula="of:=[.D95]+2" office:value-type="float" office:value="1070" calcext:value-type="float">
            <text:p>1070</text:p>
          </table:table-cell>
          <table:table-cell table:formula="of:=[.D96]/[.$E$8]" office:value-type="float" office:value="455.31914893617" calcext:value-type="float">
            <text:p>455.32</text:p>
          </table:table-cell>
          <table:table-cell table:formula="of:=MOD([.E96];1)" office:value-type="float" office:value="0.319148936170222" calcext:value-type="float">
            <text:p>0.32</text:p>
          </table:table-cell>
        </table:table-row>
        <table:table-row table:style-name="ro1">
          <table:table-cell table:number-columns-repeated="3"/>
          <table:table-cell table:formula="of:=[.D96]+2" office:value-type="float" office:value="1072" calcext:value-type="float">
            <text:p>1072</text:p>
          </table:table-cell>
          <table:table-cell table:formula="of:=[.D97]/[.$E$8]" office:value-type="float" office:value="456.170212765957" calcext:value-type="float">
            <text:p>456.17</text:p>
          </table:table-cell>
          <table:table-cell table:formula="of:=MOD([.E97];1)" office:value-type="float" office:value="0.170212765957444" calcext:value-type="float">
            <text:p>0.17</text:p>
          </table:table-cell>
        </table:table-row>
        <table:table-row table:style-name="ro1">
          <table:table-cell table:number-columns-repeated="3"/>
          <table:table-cell table:formula="of:=[.D97]+2" office:value-type="float" office:value="1074" calcext:value-type="float">
            <text:p>1074</text:p>
          </table:table-cell>
          <table:table-cell table:formula="of:=[.D98]/[.$E$8]" office:value-type="float" office:value="457.021276595745" calcext:value-type="float">
            <text:p>457.02</text:p>
          </table:table-cell>
          <table:table-cell table:formula="of:=MOD([.E98];1)" office:value-type="float" office:value="0.0212765957446663" calcext:value-type="float">
            <text:p>0.02</text:p>
          </table:table-cell>
        </table:table-row>
        <table:table-row table:style-name="ro1">
          <table:table-cell table:number-columns-repeated="3"/>
          <table:table-cell table:formula="of:=[.D98]+2" office:value-type="float" office:value="1076" calcext:value-type="float">
            <text:p>1076</text:p>
          </table:table-cell>
          <table:table-cell table:formula="of:=[.D99]/[.$E$8]" office:value-type="float" office:value="457.872340425532" calcext:value-type="float">
            <text:p>457.87</text:p>
          </table:table-cell>
          <table:table-cell table:formula="of:=MOD([.E99];1)" office:value-type="float" office:value="0.872340425531888" calcext:value-type="float">
            <text:p>0.87</text:p>
          </table:table-cell>
        </table:table-row>
        <table:table-row table:style-name="ro1">
          <table:table-cell table:number-columns-repeated="3"/>
          <table:table-cell table:formula="of:=[.D99]+2" office:value-type="float" office:value="1078" calcext:value-type="float">
            <text:p>1078</text:p>
          </table:table-cell>
          <table:table-cell table:formula="of:=[.D100]/[.$E$8]" office:value-type="float" office:value="458.723404255319" calcext:value-type="float">
            <text:p>458.72</text:p>
          </table:table-cell>
          <table:table-cell table:formula="of:=MOD([.E100];1)" office:value-type="float" office:value="0.72340425531911" calcext:value-type="float">
            <text:p>0.72</text:p>
          </table:table-cell>
        </table:table-row>
        <table:table-row table:style-name="ro1">
          <table:table-cell table:number-columns-repeated="3"/>
          <table:table-cell table:formula="of:=[.D100]+2" office:value-type="float" office:value="1080" calcext:value-type="float">
            <text:p>1080</text:p>
          </table:table-cell>
          <table:table-cell table:formula="of:=[.D101]/[.$E$8]" office:value-type="float" office:value="459.574468085106" calcext:value-type="float">
            <text:p>459.57</text:p>
          </table:table-cell>
          <table:table-cell table:formula="of:=MOD([.E101];1)" office:value-type="float" office:value="0.574468085106389" calcext:value-type="float">
            <text:p>0.57</text:p>
          </table:table-cell>
        </table:table-row>
        <table:table-row table:style-name="ro1">
          <table:table-cell table:number-columns-repeated="3"/>
          <table:table-cell table:formula="of:=[.D101]+2" office:value-type="float" office:value="1082" calcext:value-type="float">
            <text:p>1082</text:p>
          </table:table-cell>
          <table:table-cell table:formula="of:=[.D102]/[.$E$8]" office:value-type="float" office:value="460.425531914894" calcext:value-type="float">
            <text:p>460.43</text:p>
          </table:table-cell>
          <table:table-cell table:formula="of:=MOD([.E102];1)" office:value-type="float" office:value="0.425531914893611" calcext:value-type="float">
            <text:p>0.43</text:p>
          </table:table-cell>
        </table:table-row>
        <table:table-row table:style-name="ro1">
          <table:table-cell table:number-columns-repeated="3"/>
          <table:table-cell table:formula="of:=[.D102]+2" office:value-type="float" office:value="1084" calcext:value-type="float">
            <text:p>1084</text:p>
          </table:table-cell>
          <table:table-cell table:formula="of:=[.D103]/[.$E$8]" office:value-type="float" office:value="461.276595744681" calcext:value-type="float">
            <text:p>461.28</text:p>
          </table:table-cell>
          <table:table-cell table:formula="of:=MOD([.E103];1)" office:value-type="float" office:value="0.276595744680833" calcext:value-type="float">
            <text:p>0.28</text:p>
          </table:table-cell>
        </table:table-row>
        <table:table-row table:style-name="ro1">
          <table:table-cell table:number-columns-repeated="3"/>
          <table:table-cell table:formula="of:=[.D103]+2" office:value-type="float" office:value="1086" calcext:value-type="float">
            <text:p>1086</text:p>
          </table:table-cell>
          <table:table-cell table:formula="of:=[.D104]/[.$E$8]" office:value-type="float" office:value="462.127659574468" calcext:value-type="float">
            <text:p>462.13</text:p>
          </table:table-cell>
          <table:table-cell table:formula="of:=MOD([.E104];1)" office:value-type="float" office:value="0.127659574468055" calcext:value-type="float">
            <text:p>0.13</text:p>
          </table:table-cell>
        </table:table-row>
        <table:table-row table:style-name="ro1">
          <table:table-cell table:number-columns-repeated="3"/>
          <table:table-cell table:formula="of:=[.D104]+2" office:value-type="float" office:value="1088" calcext:value-type="float">
            <text:p>1088</text:p>
          </table:table-cell>
          <table:table-cell table:formula="of:=[.D105]/[.$E$8]" office:value-type="float" office:value="462.978723404255" calcext:value-type="float">
            <text:p>462.98</text:p>
          </table:table-cell>
          <table:table-cell table:formula="of:=MOD([.E105];1)" office:value-type="float" office:value="0.978723404255277" calcext:value-type="float">
            <text:p>0.98</text:p>
          </table:table-cell>
        </table:table-row>
        <table:table-row table:style-name="ro1">
          <table:table-cell table:number-columns-repeated="3"/>
          <table:table-cell table:formula="of:=[.D105]+2" office:value-type="float" office:value="1090" calcext:value-type="float">
            <text:p>1090</text:p>
          </table:table-cell>
          <table:table-cell table:formula="of:=[.D106]/[.$E$8]" office:value-type="float" office:value="463.829787234043" calcext:value-type="float">
            <text:p>463.83</text:p>
          </table:table-cell>
          <table:table-cell table:formula="of:=MOD([.E106];1)" office:value-type="float" office:value="0.829787234042556" calcext:value-type="float">
            <text:p>0.83</text:p>
          </table:table-cell>
        </table:table-row>
        <table:table-row table:style-name="ro1">
          <table:table-cell table:number-columns-repeated="3"/>
          <table:table-cell table:formula="of:=[.D106]+2" office:value-type="float" office:value="1092" calcext:value-type="float">
            <text:p>1092</text:p>
          </table:table-cell>
          <table:table-cell table:formula="of:=[.D107]/[.$E$8]" office:value-type="float" office:value="464.68085106383" calcext:value-type="float">
            <text:p>464.68</text:p>
          </table:table-cell>
          <table:table-cell table:formula="of:=MOD([.E107];1)" office:value-type="float" office:value="0.680851063829778" calcext:value-type="float">
            <text:p>0.68</text:p>
          </table:table-cell>
        </table:table-row>
        <table:table-row table:style-name="ro1">
          <table:table-cell table:number-columns-repeated="3"/>
          <table:table-cell table:formula="of:=[.D107]+2" office:value-type="float" office:value="1094" calcext:value-type="float">
            <text:p>1094</text:p>
          </table:table-cell>
          <table:table-cell table:formula="of:=[.D108]/[.$E$8]" office:value-type="float" office:value="465.531914893617" calcext:value-type="float">
            <text:p>465.53</text:p>
          </table:table-cell>
          <table:table-cell table:formula="of:=MOD([.E108];1)" office:value-type="float" office:value="0.531914893617" calcext:value-type="float">
            <text:p>0.53</text:p>
          </table:table-cell>
        </table:table-row>
        <table:table-row table:style-name="ro1">
          <table:table-cell table:number-columns-repeated="3"/>
          <table:table-cell table:formula="of:=[.D108]+2" office:value-type="float" office:value="1096" calcext:value-type="float">
            <text:p>1096</text:p>
          </table:table-cell>
          <table:table-cell table:formula="of:=[.D109]/[.$E$8]" office:value-type="float" office:value="466.382978723404" calcext:value-type="float">
            <text:p>466.38</text:p>
          </table:table-cell>
          <table:table-cell table:formula="of:=MOD([.E109];1)" office:value-type="float" office:value="0.382978723404221" calcext:value-type="float">
            <text:p>0.38</text:p>
          </table:table-cell>
        </table:table-row>
        <table:table-row table:style-name="ro1">
          <table:table-cell table:number-columns-repeated="3"/>
          <table:table-cell table:formula="of:=[.D109]+2" office:value-type="float" office:value="1098" calcext:value-type="float">
            <text:p>1098</text:p>
          </table:table-cell>
          <table:table-cell table:formula="of:=[.D110]/[.$E$8]" office:value-type="float" office:value="467.234042553191" calcext:value-type="float">
            <text:p>467.23</text:p>
          </table:table-cell>
          <table:table-cell table:formula="of:=MOD([.E110];1)" office:value-type="float" office:value="0.234042553191443" calcext:value-type="float">
            <text:p>0.23</text:p>
          </table:table-cell>
        </table:table-row>
        <table:table-row table:style-name="ro1">
          <table:table-cell table:number-columns-repeated="3"/>
          <table:table-cell table:formula="of:=[.D110]+2" office:value-type="float" office:value="1100" calcext:value-type="float">
            <text:p>1100</text:p>
          </table:table-cell>
          <table:table-cell table:formula="of:=[.D111]/[.$E$8]" office:value-type="float" office:value="468.085106382979" calcext:value-type="float">
            <text:p>468.09</text:p>
          </table:table-cell>
          <table:table-cell table:formula="of:=MOD([.E111];1)" office:value-type="float" office:value="0.0851063829787222" calcext:value-type="float">
            <text:p>0.09</text:p>
          </table:table-cell>
        </table:table-row>
        <table:table-row table:style-name="ro1">
          <table:table-cell table:number-columns-repeated="3"/>
          <table:table-cell table:formula="of:=[.D111]+2" office:value-type="float" office:value="1102" calcext:value-type="float">
            <text:p>1102</text:p>
          </table:table-cell>
          <table:table-cell table:formula="of:=[.D112]/[.$E$8]" office:value-type="float" office:value="468.936170212766" calcext:value-type="float">
            <text:p>468.94</text:p>
          </table:table-cell>
          <table:table-cell table:formula="of:=MOD([.E112];1)" office:value-type="float" office:value="0.936170212765944" calcext:value-type="float">
            <text:p>0.94</text:p>
          </table:table-cell>
        </table:table-row>
        <table:table-row table:style-name="ro1">
          <table:table-cell table:number-columns-repeated="3"/>
          <table:table-cell table:formula="of:=[.D112]+2" office:value-type="float" office:value="1104" calcext:value-type="float">
            <text:p>1104</text:p>
          </table:table-cell>
          <table:table-cell table:formula="of:=[.D113]/[.$E$8]" office:value-type="float" office:value="469.787234042553" calcext:value-type="float">
            <text:p>469.79</text:p>
          </table:table-cell>
          <table:table-cell table:formula="of:=MOD([.E113];1)" office:value-type="float" office:value="0.787234042553166" calcext:value-type="float">
            <text:p>0.79</text:p>
          </table:table-cell>
        </table:table-row>
        <table:table-row table:style-name="ro1">
          <table:table-cell table:number-columns-repeated="3"/>
          <table:table-cell table:formula="of:=[.D113]+2" office:value-type="float" office:value="1106" calcext:value-type="float">
            <text:p>1106</text:p>
          </table:table-cell>
          <table:table-cell table:formula="of:=[.D114]/[.$E$8]" office:value-type="float" office:value="470.63829787234" calcext:value-type="float">
            <text:p>470.64</text:p>
          </table:table-cell>
          <table:table-cell table:formula="of:=MOD([.E114];1)" office:value-type="float" office:value="0.638297872340388" calcext:value-type="float">
            <text:p>0.64</text:p>
          </table:table-cell>
        </table:table-row>
        <table:table-row table:style-name="ro1">
          <table:table-cell table:number-columns-repeated="3"/>
          <table:table-cell table:formula="of:=[.D114]+2" office:value-type="float" office:value="1108" calcext:value-type="float">
            <text:p>1108</text:p>
          </table:table-cell>
          <table:table-cell table:formula="of:=[.D115]/[.$E$8]" office:value-type="float" office:value="471.489361702128" calcext:value-type="float">
            <text:p>471.49</text:p>
          </table:table-cell>
          <table:table-cell table:formula="of:=MOD([.E115];1)" office:value-type="float" office:value="0.489361702127667" calcext:value-type="float">
            <text:p>0.49</text:p>
          </table:table-cell>
        </table:table-row>
        <table:table-row table:style-name="ro1">
          <table:table-cell table:number-columns-repeated="3"/>
          <table:table-cell table:formula="of:=[.D115]+2" office:value-type="float" office:value="1110" calcext:value-type="float">
            <text:p>1110</text:p>
          </table:table-cell>
          <table:table-cell table:formula="of:=[.D116]/[.$E$8]" office:value-type="float" office:value="472.340425531915" calcext:value-type="float">
            <text:p>472.34</text:p>
          </table:table-cell>
          <table:table-cell table:formula="of:=MOD([.E116];1)" office:value-type="float" office:value="0.340425531914889" calcext:value-type="float">
            <text:p>0.34</text:p>
          </table:table-cell>
        </table:table-row>
        <table:table-row table:style-name="ro1">
          <table:table-cell table:number-columns-repeated="3"/>
          <table:table-cell table:formula="of:=[.D116]+2" office:value-type="float" office:value="1112" calcext:value-type="float">
            <text:p>1112</text:p>
          </table:table-cell>
          <table:table-cell table:formula="of:=[.D117]/[.$E$8]" office:value-type="float" office:value="473.191489361702" calcext:value-type="float">
            <text:p>473.19</text:p>
          </table:table-cell>
          <table:table-cell table:formula="of:=MOD([.E117];1)" office:value-type="float" office:value="0.191489361702111" calcext:value-type="float">
            <text:p>0.19</text:p>
          </table:table-cell>
        </table:table-row>
        <table:table-row table:style-name="ro1">
          <table:table-cell table:number-columns-repeated="3"/>
          <table:table-cell table:formula="of:=[.D117]+2" office:value-type="float" office:value="1114" calcext:value-type="float">
            <text:p>1114</text:p>
          </table:table-cell>
          <table:table-cell table:formula="of:=[.D118]/[.$E$8]" office:value-type="float" office:value="474.042553191489" calcext:value-type="float">
            <text:p>474.04</text:p>
          </table:table-cell>
          <table:table-cell table:formula="of:=MOD([.E118];1)" office:value-type="float" office:value="0.0425531914893327" calcext:value-type="float">
            <text:p>0.04</text:p>
          </table:table-cell>
        </table:table-row>
        <table:table-row table:style-name="ro1">
          <table:table-cell table:number-columns-repeated="3"/>
          <table:table-cell table:formula="of:=[.D118]+2" office:value-type="float" office:value="1116" calcext:value-type="float">
            <text:p>1116</text:p>
          </table:table-cell>
          <table:table-cell table:formula="of:=[.D119]/[.$E$8]" office:value-type="float" office:value="474.893617021277" calcext:value-type="float">
            <text:p>474.89</text:p>
          </table:table-cell>
          <table:table-cell table:formula="of:=MOD([.E119];1)" office:value-type="float" office:value="0.893617021276555" calcext:value-type="float">
            <text:p>0.89</text:p>
          </table:table-cell>
        </table:table-row>
        <table:table-row table:style-name="ro1">
          <table:table-cell table:number-columns-repeated="3"/>
          <table:table-cell table:formula="of:=[.D119]+2" office:value-type="float" office:value="1118" calcext:value-type="float">
            <text:p>1118</text:p>
          </table:table-cell>
          <table:table-cell table:formula="of:=[.D120]/[.$E$8]" office:value-type="float" office:value="475.744680851064" calcext:value-type="float">
            <text:p>475.74</text:p>
          </table:table-cell>
          <table:table-cell table:formula="of:=MOD([.E120];1)" office:value-type="float" office:value="0.744680851063833" calcext:value-type="float">
            <text:p>0.74</text:p>
          </table:table-cell>
        </table:table-row>
        <table:table-row table:style-name="ro1">
          <table:table-cell table:number-columns-repeated="3"/>
          <table:table-cell table:formula="of:=[.D120]+2" office:value-type="float" office:value="1120" calcext:value-type="float">
            <text:p>1120</text:p>
          </table:table-cell>
          <table:table-cell table:formula="of:=[.D121]/[.$E$8]" office:value-type="float" office:value="476.595744680851" calcext:value-type="float">
            <text:p>476.60</text:p>
          </table:table-cell>
          <table:table-cell table:formula="of:=MOD([.E121];1)" office:value-type="float" office:value="0.595744680851055" calcext:value-type="float">
            <text:p>0.60</text:p>
          </table:table-cell>
        </table:table-row>
        <table:table-row table:style-name="ro1">
          <table:table-cell table:number-columns-repeated="3"/>
          <table:table-cell table:formula="of:=[.D121]+2" office:value-type="float" office:value="1122" calcext:value-type="float">
            <text:p>1122</text:p>
          </table:table-cell>
          <table:table-cell table:formula="of:=[.D122]/[.$E$8]" office:value-type="float" office:value="477.446808510638" calcext:value-type="float">
            <text:p>477.45</text:p>
          </table:table-cell>
          <table:table-cell table:formula="of:=MOD([.E122];1)" office:value-type="float" office:value="0.446808510638277" calcext:value-type="float">
            <text:p>0.45</text:p>
          </table:table-cell>
        </table:table-row>
        <table:table-row table:style-name="ro1">
          <table:table-cell table:number-columns-repeated="3"/>
          <table:table-cell table:formula="of:=[.D122]+2" office:value-type="float" office:value="1124" calcext:value-type="float">
            <text:p>1124</text:p>
          </table:table-cell>
          <table:table-cell table:formula="of:=[.D123]/[.$E$8]" office:value-type="float" office:value="478.297872340426" calcext:value-type="float">
            <text:p>478.30</text:p>
          </table:table-cell>
          <table:table-cell table:formula="of:=MOD([.E123];1)" office:value-type="float" office:value="0.297872340425499" calcext:value-type="float">
            <text:p>0.30</text:p>
          </table:table-cell>
        </table:table-row>
        <table:table-row table:style-name="ro1">
          <table:table-cell table:number-columns-repeated="3"/>
          <table:table-cell table:formula="of:=[.D123]+2" office:value-type="float" office:value="1126" calcext:value-type="float">
            <text:p>1126</text:p>
          </table:table-cell>
          <table:table-cell table:formula="of:=[.D124]/[.$E$8]" office:value-type="float" office:value="479.148936170213" calcext:value-type="float">
            <text:p>479.15</text:p>
          </table:table-cell>
          <table:table-cell table:formula="of:=MOD([.E124];1)" office:value-type="float" office:value="0.148936170212721" calcext:value-type="float">
            <text:p>0.15</text:p>
          </table:table-cell>
        </table:table-row>
        <table:table-row table:style-name="ro1">
          <table:table-cell table:number-columns-repeated="3"/>
          <table:table-cell table:formula="of:=[.D124]+2" office:value-type="float" office:value="1128" calcext:value-type="float">
            <text:p>1128</text:p>
          </table:table-cell>
          <table:table-cell table:formula="of:=[.D125]/[.$E$8]" office:value-type="float" office:value="480" calcext:value-type="float">
            <text:p>480.00</text:p>
          </table:table-cell>
          <table:table-cell table:formula="of:=MOD([.E125];1)" office:value-type="float" office:value="0" calcext:value-type="float">
            <text:p>0.00</text:p>
          </table:table-cell>
        </table:table-row>
        <table:table-row table:style-name="ro1">
          <table:table-cell table:number-columns-repeated="3"/>
          <table:table-cell table:formula="of:=[.D125]+2" office:value-type="float" office:value="1130" calcext:value-type="float">
            <text:p>1130</text:p>
          </table:table-cell>
          <table:table-cell table:formula="of:=[.D126]/[.$E$8]" office:value-type="float" office:value="480.851063829787" calcext:value-type="float">
            <text:p>480.85</text:p>
          </table:table-cell>
          <table:table-cell table:formula="of:=MOD([.E126];1)" office:value-type="float" office:value="0.851063829787222" calcext:value-type="float">
            <text:p>0.85</text:p>
          </table:table-cell>
        </table:table-row>
        <table:table-row table:style-name="ro1">
          <table:table-cell table:number-columns-repeated="3"/>
          <table:table-cell table:formula="of:=[.D126]+2" office:value-type="float" office:value="1132" calcext:value-type="float">
            <text:p>1132</text:p>
          </table:table-cell>
          <table:table-cell table:formula="of:=[.D127]/[.$E$8]" office:value-type="float" office:value="481.702127659574" calcext:value-type="float">
            <text:p>481.70</text:p>
          </table:table-cell>
          <table:table-cell table:formula="of:=MOD([.E127];1)" office:value-type="float" office:value="0.702127659574444" calcext:value-type="float">
            <text:p>0.70</text:p>
          </table:table-cell>
        </table:table-row>
        <table:table-row table:style-name="ro1">
          <table:table-cell table:number-columns-repeated="3"/>
          <table:table-cell table:formula="of:=[.D127]+2" office:value-type="float" office:value="1134" calcext:value-type="float">
            <text:p>1134</text:p>
          </table:table-cell>
          <table:table-cell table:formula="of:=[.D128]/[.$E$8]" office:value-type="float" office:value="482.553191489362" calcext:value-type="float">
            <text:p>482.55</text:p>
          </table:table-cell>
          <table:table-cell table:formula="of:=MOD([.E128];1)" office:value-type="float" office:value="0.553191489361666" calcext:value-type="float">
            <text:p>0.55</text:p>
          </table:table-cell>
        </table:table-row>
        <table:table-row table:style-name="ro1">
          <table:table-cell table:number-columns-repeated="3"/>
          <table:table-cell table:formula="of:=[.D128]+2" office:value-type="float" office:value="1136" calcext:value-type="float">
            <text:p>1136</text:p>
          </table:table-cell>
          <table:table-cell table:formula="of:=[.D129]/[.$E$8]" office:value-type="float" office:value="483.404255319149" calcext:value-type="float">
            <text:p>483.40</text:p>
          </table:table-cell>
          <table:table-cell table:formula="of:=MOD([.E129];1)" office:value-type="float" office:value="0.404255319148945" calcext:value-type="float">
            <text:p>0.40</text:p>
          </table:table-cell>
        </table:table-row>
        <table:table-row table:style-name="ro1">
          <table:table-cell table:number-columns-repeated="3"/>
          <table:table-cell table:formula="of:=[.D129]+2" office:value-type="float" office:value="1138" calcext:value-type="float">
            <text:p>1138</text:p>
          </table:table-cell>
          <table:table-cell table:formula="of:=[.D130]/[.$E$8]" office:value-type="float" office:value="484.255319148936" calcext:value-type="float">
            <text:p>484.26</text:p>
          </table:table-cell>
          <table:table-cell table:formula="of:=MOD([.E130];1)" office:value-type="float" office:value="0.255319148936167" calcext:value-type="float">
            <text:p>0.26</text:p>
          </table:table-cell>
        </table:table-row>
        <table:table-row table:style-name="ro1">
          <table:table-cell table:number-columns-repeated="3"/>
          <table:table-cell table:formula="of:=[.D130]+2" office:value-type="float" office:value="1140" calcext:value-type="float">
            <text:p>1140</text:p>
          </table:table-cell>
          <table:table-cell table:formula="of:=[.D131]/[.$E$8]" office:value-type="float" office:value="485.106382978723" calcext:value-type="float">
            <text:p>485.11</text:p>
          </table:table-cell>
          <table:table-cell table:formula="of:=MOD([.E131];1)" office:value-type="float" office:value="0.106382978723389" calcext:value-type="float">
            <text:p>0.11</text:p>
          </table:table-cell>
        </table:table-row>
        <table:table-row table:style-name="ro1">
          <table:table-cell table:number-columns-repeated="3"/>
          <table:table-cell table:formula="of:=[.D131]+2" office:value-type="float" office:value="1142" calcext:value-type="float">
            <text:p>1142</text:p>
          </table:table-cell>
          <table:table-cell table:formula="of:=[.D132]/[.$E$8]" office:value-type="float" office:value="485.957446808511" calcext:value-type="float">
            <text:p>485.96</text:p>
          </table:table-cell>
          <table:table-cell table:formula="of:=MOD([.E132];1)" office:value-type="float" office:value="0.957446808510611" calcext:value-type="float">
            <text:p>0.96</text:p>
          </table:table-cell>
        </table:table-row>
        <table:table-row table:style-name="ro1">
          <table:table-cell table:number-columns-repeated="3"/>
          <table:table-cell table:formula="of:=[.D132]+2" office:value-type="float" office:value="1144" calcext:value-type="float">
            <text:p>1144</text:p>
          </table:table-cell>
          <table:table-cell table:formula="of:=[.D133]/[.$E$8]" office:value-type="float" office:value="486.808510638298" calcext:value-type="float">
            <text:p>486.81</text:p>
          </table:table-cell>
          <table:table-cell table:formula="of:=MOD([.E133];1)" office:value-type="float" office:value="0.808510638297832" calcext:value-type="float">
            <text:p>0.81</text:p>
          </table:table-cell>
        </table:table-row>
        <table:table-row table:style-name="ro1">
          <table:table-cell table:number-columns-repeated="3"/>
          <table:table-cell table:formula="of:=[.D133]+2" office:value-type="float" office:value="1146" calcext:value-type="float">
            <text:p>1146</text:p>
          </table:table-cell>
          <table:table-cell table:formula="of:=[.D134]/[.$E$8]" office:value-type="float" office:value="487.659574468085" calcext:value-type="float">
            <text:p>487.66</text:p>
          </table:table-cell>
          <table:table-cell table:formula="of:=MOD([.E134];1)" office:value-type="float" office:value="0.659574468085111" calcext:value-type="float">
            <text:p>0.66</text:p>
          </table:table-cell>
        </table:table-row>
        <table:table-row table:style-name="ro1">
          <table:table-cell table:number-columns-repeated="3"/>
          <table:table-cell table:formula="of:=[.D134]+2" office:value-type="float" office:value="1148" calcext:value-type="float">
            <text:p>1148</text:p>
          </table:table-cell>
          <table:table-cell table:formula="of:=[.D135]/[.$E$8]" office:value-type="float" office:value="488.510638297872" calcext:value-type="float">
            <text:p>488.51</text:p>
          </table:table-cell>
          <table:table-cell table:formula="of:=MOD([.E135];1)" office:value-type="float" office:value="0.510638297872333" calcext:value-type="float">
            <text:p>0.51</text:p>
          </table:table-cell>
        </table:table-row>
        <table:table-row table:style-name="ro1">
          <table:table-cell table:number-columns-repeated="3"/>
          <table:table-cell table:formula="of:=[.D135]+2" office:value-type="float" office:value="1150" calcext:value-type="float">
            <text:p>1150</text:p>
          </table:table-cell>
          <table:table-cell table:formula="of:=[.D136]/[.$E$8]" office:value-type="float" office:value="489.36170212766" calcext:value-type="float">
            <text:p>489.36</text:p>
          </table:table-cell>
          <table:table-cell table:formula="of:=MOD([.E136];1)" office:value-type="float" office:value="0.361702127659555" calcext:value-type="float">
            <text:p>0.36</text:p>
          </table:table-cell>
        </table:table-row>
        <table:table-row table:style-name="ro1">
          <table:table-cell table:number-columns-repeated="3"/>
          <table:table-cell table:formula="of:=[.D136]+2" office:value-type="float" office:value="1152" calcext:value-type="float">
            <text:p>1152</text:p>
          </table:table-cell>
          <table:table-cell table:formula="of:=[.D137]/[.$E$8]" office:value-type="float" office:value="490.212765957447" calcext:value-type="float">
            <text:p>490.21</text:p>
          </table:table-cell>
          <table:table-cell table:formula="of:=MOD([.E137];1)" office:value-type="float" office:value="0.212765957446777" calcext:value-type="float">
            <text:p>0.21</text:p>
          </table:table-cell>
        </table:table-row>
        <table:table-row table:style-name="ro1">
          <table:table-cell table:number-columns-repeated="3"/>
          <table:table-cell table:formula="of:=[.D137]+2" office:value-type="float" office:value="1154" calcext:value-type="float">
            <text:p>1154</text:p>
          </table:table-cell>
          <table:table-cell table:formula="of:=[.D138]/[.$E$8]" office:value-type="float" office:value="491.063829787234" calcext:value-type="float">
            <text:p>491.06</text:p>
          </table:table-cell>
          <table:table-cell table:formula="of:=MOD([.E138];1)" office:value-type="float" office:value="0.063829787233999" calcext:value-type="float">
            <text:p>0.06</text:p>
          </table:table-cell>
        </table:table-row>
        <table:table-row table:style-name="ro1">
          <table:table-cell table:number-columns-repeated="3"/>
          <table:table-cell table:formula="of:=[.D138]+2" office:value-type="float" office:value="1156" calcext:value-type="float">
            <text:p>1156</text:p>
          </table:table-cell>
          <table:table-cell table:formula="of:=[.D139]/[.$E$8]" office:value-type="float" office:value="491.914893617021" calcext:value-type="float">
            <text:p>491.91</text:p>
          </table:table-cell>
          <table:table-cell table:formula="of:=MOD([.E139];1)" office:value-type="float" office:value="0.914893617021278" calcext:value-type="float">
            <text:p>0.91</text:p>
          </table:table-cell>
        </table:table-row>
        <table:table-row table:style-name="ro1">
          <table:table-cell table:number-columns-repeated="3"/>
          <table:table-cell table:formula="of:=[.D139]+2" office:value-type="float" office:value="1158" calcext:value-type="float">
            <text:p>1158</text:p>
          </table:table-cell>
          <table:table-cell table:formula="of:=[.D140]/[.$E$8]" office:value-type="float" office:value="492.765957446809" calcext:value-type="float">
            <text:p>492.77</text:p>
          </table:table-cell>
          <table:table-cell table:formula="of:=MOD([.E140];1)" office:value-type="float" office:value="0.7659574468085" calcext:value-type="float">
            <text:p>0.77</text:p>
          </table:table-cell>
        </table:table-row>
        <table:table-row table:style-name="ro1">
          <table:table-cell table:number-columns-repeated="3"/>
          <table:table-cell table:formula="of:=[.D140]+2" office:value-type="float" office:value="1160" calcext:value-type="float">
            <text:p>1160</text:p>
          </table:table-cell>
          <table:table-cell table:formula="of:=[.D141]/[.$E$8]" office:value-type="float" office:value="493.617021276596" calcext:value-type="float">
            <text:p>493.62</text:p>
          </table:table-cell>
          <table:table-cell table:formula="of:=MOD([.E141];1)" office:value-type="float" office:value="0.617021276595722" calcext:value-type="float">
            <text:p>0.62</text:p>
          </table:table-cell>
        </table:table-row>
        <table:table-row table:style-name="ro1">
          <table:table-cell table:number-columns-repeated="3"/>
          <table:table-cell table:formula="of:=[.D141]+2" office:value-type="float" office:value="1162" calcext:value-type="float">
            <text:p>1162</text:p>
          </table:table-cell>
          <table:table-cell table:formula="of:=[.D142]/[.$E$8]" office:value-type="float" office:value="494.468085106383" calcext:value-type="float">
            <text:p>494.47</text:p>
          </table:table-cell>
          <table:table-cell table:formula="of:=MOD([.E142];1)" office:value-type="float" office:value="0.468085106382944" calcext:value-type="float">
            <text:p>0.47</text:p>
          </table:table-cell>
        </table:table-row>
        <table:table-row table:style-name="ro1">
          <table:table-cell table:number-columns-repeated="3"/>
          <table:table-cell table:formula="of:=[.D142]+2" office:value-type="float" office:value="1164" calcext:value-type="float">
            <text:p>1164</text:p>
          </table:table-cell>
          <table:table-cell table:formula="of:=[.D143]/[.$E$8]" office:value-type="float" office:value="495.31914893617" calcext:value-type="float">
            <text:p>495.32</text:p>
          </table:table-cell>
          <table:table-cell table:formula="of:=MOD([.E143];1)" office:value-type="float" office:value="0.319148936170222" calcext:value-type="float">
            <text:p>0.32</text:p>
          </table:table-cell>
        </table:table-row>
        <table:table-row table:style-name="ro1">
          <table:table-cell table:number-columns-repeated="3"/>
          <table:table-cell table:formula="of:=[.D143]+2" office:value-type="float" office:value="1166" calcext:value-type="float">
            <text:p>1166</text:p>
          </table:table-cell>
          <table:table-cell table:formula="of:=[.D144]/[.$E$8]" office:value-type="float" office:value="496.170212765957" calcext:value-type="float">
            <text:p>496.17</text:p>
          </table:table-cell>
          <table:table-cell table:formula="of:=MOD([.E144];1)" office:value-type="float" office:value="0.170212765957444" calcext:value-type="float">
            <text:p>0.17</text:p>
          </table:table-cell>
        </table:table-row>
        <table:table-row table:style-name="ro1">
          <table:table-cell table:number-columns-repeated="3"/>
          <table:table-cell table:formula="of:=[.D144]+2" office:value-type="float" office:value="1168" calcext:value-type="float">
            <text:p>1168</text:p>
          </table:table-cell>
          <table:table-cell table:formula="of:=[.D145]/[.$E$8]" office:value-type="float" office:value="497.021276595745" calcext:value-type="float">
            <text:p>497.02</text:p>
          </table:table-cell>
          <table:table-cell table:formula="of:=MOD([.E145];1)" office:value-type="float" office:value="0.0212765957446663" calcext:value-type="float">
            <text:p>0.02</text:p>
          </table:table-cell>
        </table:table-row>
        <table:table-row table:style-name="ro1">
          <table:table-cell table:number-columns-repeated="3"/>
          <table:table-cell table:formula="of:=[.D145]+2" office:value-type="float" office:value="1170" calcext:value-type="float">
            <text:p>1170</text:p>
          </table:table-cell>
          <table:table-cell table:formula="of:=[.D146]/[.$E$8]" office:value-type="float" office:value="497.872340425532" calcext:value-type="float">
            <text:p>497.87</text:p>
          </table:table-cell>
          <table:table-cell table:formula="of:=MOD([.E146];1)" office:value-type="float" office:value="0.872340425531888" calcext:value-type="float">
            <text:p>0.87</text:p>
          </table:table-cell>
        </table:table-row>
        <table:table-row table:style-name="ro1">
          <table:table-cell table:number-columns-repeated="3"/>
          <table:table-cell table:formula="of:=[.D146]+2" office:value-type="float" office:value="1172" calcext:value-type="float">
            <text:p>1172</text:p>
          </table:table-cell>
          <table:table-cell table:formula="of:=[.D147]/[.$E$8]" office:value-type="float" office:value="498.723404255319" calcext:value-type="float">
            <text:p>498.72</text:p>
          </table:table-cell>
          <table:table-cell table:formula="of:=MOD([.E147];1)" office:value-type="float" office:value="0.72340425531911" calcext:value-type="float">
            <text:p>0.72</text:p>
          </table:table-cell>
        </table:table-row>
        <table:table-row table:style-name="ro1">
          <table:table-cell table:number-columns-repeated="3"/>
          <table:table-cell table:formula="of:=[.D147]+2" office:value-type="float" office:value="1174" calcext:value-type="float">
            <text:p>1174</text:p>
          </table:table-cell>
          <table:table-cell table:formula="of:=[.D148]/[.$E$8]" office:value-type="float" office:value="499.574468085106" calcext:value-type="float">
            <text:p>499.57</text:p>
          </table:table-cell>
          <table:table-cell table:formula="of:=MOD([.E148];1)" office:value-type="float" office:value="0.574468085106389" calcext:value-type="float">
            <text:p>0.57</text:p>
          </table:table-cell>
        </table:table-row>
        <table:table-row table:style-name="ro1" table:number-rows-repeated="104842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 style:data-style-name="N2" text:time-value="16:32:15.885512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1:20:01.856643036</meta:creation-date>
    <dc:date>2024-01-04T16:35:48.277925710</dc:date>
    <meta:editing-duration>PT1H1M45S</meta:editing-duration>
    <meta:editing-cycles>5</meta:editing-cycles>
    <meta:generator>LibreOffice/7.6.4.1$Linux_X86_64 LibreOffice_project/60$Build-1</meta:generator>
    <meta:document-statistic meta:table-count="1" meta:cell-count="420" meta:object-count="0"/>
  </office:meta>
</office:document-meta>
</file>